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8ae" officeooo:paragraph-rsid="000ab8ae"/>
    </style:style>
    <style:style style:name="P2" style:family="paragraph" style:parent-style-name="Standard">
      <style:text-properties fo:font-weight="bold" officeooo:rsid="000ab8ae" officeooo:paragraph-rsid="000ab8ae" style:font-weight-asian="bold" style:font-weight-complex="bold"/>
    </style:style>
    <style:style style:name="P3" style:family="paragraph" style:parent-style-name="Standard">
      <style:text-properties fo:font-weight="bold" officeooo:rsid="000b3571" officeooo:paragraph-rsid="000b3571" style:font-weight-asian="bold" style:font-weight-complex="bold"/>
    </style:style>
    <style:style style:name="P4" style:family="paragraph" style:parent-style-name="Standard">
      <style:text-properties fo:font-weight="bold" officeooo:rsid="000c83b7" officeooo:paragraph-rsid="000c83b7" style:font-weight-asian="bold" style:font-weight-complex="bold"/>
    </style:style>
    <style:style style:name="P5" style:family="paragraph" style:parent-style-name="Standard">
      <style:text-properties fo:font-weight="normal" officeooo:rsid="000b3571" officeooo:paragraph-rsid="000b3571" style:font-weight-asian="normal" style:font-weight-complex="normal"/>
    </style:style>
    <style:style style:name="P6" style:family="paragraph" style:parent-style-name="Standard">
      <style:text-properties fo:font-weight="normal" officeooo:rsid="000c83b7" officeooo:paragraph-rsid="000c83b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1:</text:p>
      <text:p text:style-name="P1"/>
      <text:p text:style-name="P2">Main.java</text:p>
      <text:p text:style-name="P1">package com.example.mobiledev1;</text:p>
      <text:p text:style-name="P1"/>
      <text:p text:style-name="P1">import androidx.appcompat.app.AppCompatActivity;</text:p>
      <text:p text:style-name="P1"/>
      <text:p text:style-name="P1">import android.os.Bundle;</text:p>
      <text:p text:style-name="P1">import android.util.Log;</text:p>
      <text:p text:style-name="P1"/>
      <text:p text:style-name="P1">public class MainActivity extends AppCompatActivity {</text:p>
      <text:p text:style-name="P1"/>
      <text:p text:style-name="P1"><text:s text:c="4"/>@Override</text:p>
      <text:p text:style-name="P1"><text:s text:c="4"/>protected void onCreate(Bundle savedInstanceState) {</text:p>
      <text:p text:style-name="P1"><text:s text:c="8"/>super.onCreate(savedInstanceState);</text:p>
      <text:p text:style-name="P1"><text:s text:c="8"/>setContentView(R.layout.activity_main);</text:p>
      <text:p text:style-name="P1"><text:s text:c="4"/>}</text:p>
      <text:p text:style-name="P1"/>
      <text:p text:style-name="P1"><text:s text:c="4"/>//start, resume, pause,stop, destroy,restart</text:p>
      <text:p text:style-name="P1"/>
      <text:p text:style-name="P1"><text:s text:c="4"/>@Override</text:p>
      <text:p text:style-name="P1"><text:s text:c="4"/>protected void onStart(){</text:p>
      <text:p text:style-name="P1"><text:s text:c="8"/>super.onStart();</text:p>
      <text:p text:style-name="P1"><text:s text:c="8"/>Log.d("lifecylce", "onStart invoked");</text:p>
      <text:p text:style-name="P1"><text:s text:c="4"/>}</text:p>
      <text:p text:style-name="P1"/>
      <text:p text:style-name="P1"><text:s text:c="4"/>@Override</text:p>
      <text:p text:style-name="P1"><text:s text:c="4"/>protected void onRestart(){</text:p>
      <text:p text:style-name="P1"><text:s text:c="8"/>super.onRestart();</text:p>
      <text:p text:style-name="P1"><text:s text:c="8"/>Log.d("lifecylce", "onRestart invoked");</text:p>
      <text:p text:style-name="P1"><text:s text:c="4"/>}</text:p>
      <text:p text:style-name="P1"/>
      <text:p text:style-name="P1"><text:s text:c="4"/>@Override</text:p>
      <text:p text:style-name="P1"><text:s text:c="4"/>protected void onStop(){</text:p>
      <text:p text:style-name="P1"><text:s text:c="8"/>super.onStop();</text:p>
      <text:p text:style-name="P1"><text:s text:c="8"/>Log.d("lifecylce", "onStop invoked");</text:p>
      <text:p text:style-name="P1"><text:s text:c="4"/>}</text:p>
      <text:p text:style-name="P1"/>
      <text:p text:style-name="P1"><text:s text:c="4"/>@Override</text:p>
      <text:p text:style-name="P1"><text:s text:c="4"/>protected void onPause(){</text:p>
      <text:p text:style-name="P1"><text:s text:c="8"/>super.onPause();</text:p>
      <text:p text:style-name="P1"><text:s text:c="8"/>Log.d("lifecylce", "onPause invoked");</text:p>
      <text:p text:style-name="P1"><text:s text:c="4"/>}</text:p>
      <text:p text:style-name="P1"/>
      <text:p text:style-name="P1"><text:s text:c="4"/>@Override</text:p>
      <text:p text:style-name="P1"><text:s text:c="4"/>protected void onResume(){</text:p>
      <text:p text:style-name="P1"><text:s text:c="8"/>super.onResume();</text:p>
      <text:p text:style-name="P1"><text:s text:c="8"/>Log.d("lifecylce", "onResume invoked");</text:p>
      <text:p text:style-name="P1"><text:s text:c="4"/>}</text:p>
      <text:p text:style-name="P1"/>
      <text:p text:style-name="P1"><text:s text:c="4"/>@Override</text:p>
      <text:p text:style-name="P1"><text:s text:c="4"/>protected void onDestroy(){</text:p>
      <text:p text:style-name="P1"><text:soft-page-break/><text:s text:c="8"/>super.onDestroy();</text:p>
      <text:p text:style-name="P1"><text:s text:c="8"/>Log.d("lifecylce", "onDestroy invoked");</text:p>
      <text:p text:style-name="P1"><text:s text:c="4"/>}</text:p>
      <text:p text:style-name="P1">}</text:p>
      <text:p text:style-name="P1"/>
      <text:p text:style-name="P1"/>
      <text:p text:style-name="P2">activity_main.xml</text:p>
      <text:p text:style-name="P2"/>
      <text:p text:style-name="P1">&lt;?xml version="1.0" encoding="utf-8"?&gt;</text:p>
      <text:p text:style-name="P1">&lt;androidx.constraintlayout.widget.ConstraintLayout xmlns:android="http://schemas.android.com/apk/res/android"</text:p>
      <text:p text:style-name="P1"><text:s text:c="4"/>xmlns:app="http://schemas.android.com/apk/res-auto"</text:p>
      <text:p text:style-name="P1"><text:s text:c="4"/>xmlns:tools="http://schemas.android.com/tools"</text:p>
      <text:p text:style-name="P1"><text:s text:c="4"/>android:layout_width="match_parent"</text:p>
      <text:p text:style-name="P1"><text:s text:c="4"/>android:layout_height="match_parent"</text:p>
      <text:p text:style-name="P1"><text:s text:c="4"/>tools:context=".MainActivity"&gt;</text:p>
      <text:p text:style-name="P1"/>
      <text:p text:style-name="P1"><text:s text:c="4"/>&lt;TextView</text:p>
      <text:p text:style-name="P1"><text:s text:c="8"/>android:layout_width="wrap_content"</text:p>
      <text:p text:style-name="P1"><text:s text:c="8"/>android:layout_height="wrap_content"</text:p>
      <text:p text:style-name="P1"><text:s text:c="8"/>android:text="Hello World!"</text:p>
      <text:p text:style-name="P1"><text:s text:c="8"/>app:layout_constraintBottom_toBottomOf="parent"</text:p>
      <text:p text:style-name="P1"><text:s text:c="8"/>app:layout_constraintLeft_toLeftOf="parent"</text:p>
      <text:p text:style-name="P1"><text:s text:c="8"/>app:layout_constraintRight_toRightOf="parent"</text:p>
      <text:p text:style-name="P1"><text:s text:c="8"/>app:layout_constraintTop_toTopOf="parent" /&gt;</text:p>
      <text:p text:style-name="P1"/>
      <text:p text:style-name="P1">&lt;/androidx.constraintlayout.widget.ConstraintLayout&gt;</text:p>
      <text:p text:style-name="P1"/>
      <text:p text:style-name="P2">Program 2</text:p>
      <text:p text:style-name="P2"/>
      <text:p text:style-name="P3">activity_main.xml</text:p>
      <text:p text:style-name="P5">&lt;?xml version="1.0" encoding="utf-8"?&gt;</text:p>
      <text:p text:style-name="P5">&lt;androidx.constraintlayout.widget.ConstraintLayout xmlns:android="http://schemas.android.com/apk/res/android"</text:p>
      <text:p text:style-name="P5"><text:s text:c="4"/>xmlns:app="http://schemas.android.com/apk/res-auto"</text:p>
      <text:p text:style-name="P5"><text:s text:c="4"/>xmlns:tools="http://schemas.android.com/tools"</text:p>
      <text:p text:style-name="P5"><text:s text:c="4"/>android:layout_width="match_parent"</text:p>
      <text:p text:style-name="P5"><text:s text:c="4"/>android:layout_height="match_parent"</text:p>
      <text:p text:style-name="P5"><text:s text:c="4"/>tools:context=".MainActivity"</text:p>
      <text:p text:style-name="P5"><text:s text:c="4"/>tools:visibility="visible"&gt;</text:p>
      <text:p text:style-name="P5"/>
      <text:p text:style-name="P5"><text:s text:c="4"/>&lt;Button</text:p>
      <text:p text:style-name="P5"><text:s text:c="8"/>android:id="@+id/button"</text:p>
      <text:p text:style-name="P5"><text:s text:c="8"/>android:layout_width="wrap_content"</text:p>
      <text:p text:style-name="P5"><text:s text:c="8"/>android:layout_height="wrap_content"</text:p>
      <text:p text:style-name="P5"><text:s text:c="8"/>android:text="Long Click on Me"</text:p>
      <text:p text:style-name="P5"><text:s text:c="8"/>tools:layout_editor_absoluteX="117dp"</text:p>
      <text:p text:style-name="P5"><text:s text:c="8"/>tools:layout_editor_absoluteY="332dp"</text:p>
      <text:p text:style-name="P5"><text:s text:c="8"/>app:layout_constraintTop_toTopOf="parent"</text:p>
      <text:p text:style-name="P5"><text:s text:c="8"/>app:layout_constraintBottom_toBottomOf="parent"</text:p>
      <text:p text:style-name="P5"><text:s text:c="8"/>app:layout_constraintRight_toRightOf="parent"</text:p>
      <text:p text:style-name="P5"><text:s text:c="8"/>app:layout_constraintLeft_toLeftOf="parent"/&gt;</text:p>
      <text:p text:style-name="P5"><text:soft-page-break/></text:p>
      <text:p text:style-name="P5">&lt;/androidx.constraintlayout.widget.ConstraintLayout&gt;</text:p>
      <text:p text:style-name="P5"/>
      <text:p text:style-name="P3">Main_activity.java</text:p>
      <text:p text:style-name="P5">package com.example.mobiledev1;</text:p>
      <text:p text:style-name="P5"/>
      <text:p text:style-name="P5">import androidx.annotation.NonNull;</text:p>
      <text:p text:style-name="P5">import androidx.appcompat.app.AppCompatActivity;</text:p>
      <text:p text:style-name="P5"/>
      <text:p text:style-name="P5">import android.os.Bundle;</text:p>
      <text:p text:style-name="P5">import android.util.Log;</text:p>
      <text:p text:style-name="P5">import android.view.ContextMenu;</text:p>
      <text:p text:style-name="P5">import android.view.MenuItem;</text:p>
      <text:p text:style-name="P5">import android.view.View;</text:p>
      <text:p text:style-name="P5">import android.widget.Button;</text:p>
      <text:p text:style-name="P5">import android.widget.Toast;</text:p>
      <text:p text:style-name="P5"/>
      <text:p text:style-name="P5">public class MainActivity extends AppCompatActivity {</text:p>
      <text:p text:style-name="P5"><text:s text:c="4"/>private Button button;</text:p>
      <text:p text:style-name="P5"><text:s text:c="4"/>@Override</text:p>
      <text:p text:style-name="P5"><text:s text:c="4"/>protected void onCreate(Bundle savedInstanceState) {</text:p>
      <text:p text:style-name="P5"><text:s text:c="8"/>super.onCreate(savedInstanceState);</text:p>
      <text:p text:style-name="P5"><text:s text:c="8"/>setContentView(R.layout.activity_main);</text:p>
      <text:p text:style-name="P5"><text:s text:c="8"/>button=findViewById(R.id.button);</text:p>
      <text:p text:style-name="P5"><text:s text:c="8"/>registerForContextMenu(button);</text:p>
      <text:p text:style-name="P5"><text:s text:c="4"/>}</text:p>
      <text:p text:style-name="P5"/>
      <text:p text:style-name="P5"><text:s text:c="4"/>@Override</text:p>
      <text:p text:style-name="P5"><text:s text:c="4"/>public void onCreateContextMenu(ContextMenu menu, View v, ContextMenu.ContextMenuInfo menuInfo) {</text:p>
      <text:p text:style-name="P5"><text:s text:c="8"/>getMenuInflater().inflate(R.menu.menu, menu);</text:p>
      <text:p text:style-name="P5"><text:s text:c="8"/>super.onCreateContextMenu(menu, v, menuInfo);</text:p>
      <text:p text:style-name="P5"><text:s text:c="4"/>}</text:p>
      <text:p text:style-name="P5"/>
      <text:p text:style-name="P5"><text:s text:c="4"/>@Override</text:p>
      <text:p text:style-name="P5"><text:s text:c="4"/>public boolean onContextItemSelected(@NonNull MenuItem item) {</text:p>
      <text:p text:style-name="P5"><text:s text:c="8"/>Toast.makeText(this,""+item.getTitle(),Toast.LENGTH_SHORT).show();</text:p>
      <text:p text:style-name="P5"/>
      <text:p text:style-name="P5"><text:s text:c="8"/>return super.onContextItemSelected(item);</text:p>
      <text:p text:style-name="P5"><text:s text:c="4"/>}</text:p>
      <text:p text:style-name="P5">}</text:p>
      <text:p text:style-name="P3"/>
      <text:p text:style-name="P3">menu.xml</text:p>
      <text:p text:style-name="P5">&lt;?xml version="1.0" encoding="utf-8"?&gt;</text:p>
      <text:p text:style-name="P5">&lt;menu xmlns:android="http://schemas.android.com/apk/res/android"&gt;</text:p>
      <text:p text:style-name="P5">&lt;item</text:p>
      <text:p text:style-name="P5"><text:s text:c="4"/>android:title="@string/one" /&gt;</text:p>
      <text:p text:style-name="P5"><text:s text:c="4"/>&lt;item</text:p>
      <text:p text:style-name="P5"><text:s text:c="8"/>android:title="@string/two" /&gt;</text:p>
      <text:p text:style-name="P5"><text:s text:c="4"/>&lt;item</text:p>
      <text:p text:style-name="P5"><text:s text:c="8"/>android:title="@string/three" /&gt;</text:p>
      <text:p text:style-name="P5"><text:s text:c="4"/>&lt;item</text:p>
      <text:p text:style-name="P5"><text:soft-page-break/><text:s text:c="8"/>android:title="@string/four" /&gt;&lt;item</text:p>
      <text:p text:style-name="P5"><text:s text:c="4"/>android:title="@string/five" /&gt;</text:p>
      <text:p text:style-name="P5"/>
      <text:p text:style-name="P5">&lt;/menu&gt;</text:p>
      <text:p text:style-name="P5"/>
      <text:p text:style-name="P5"/>
      <text:p text:style-name="P3">Program.3</text:p>
      <text:p text:style-name="P3">activity_main.xml</text:p>
      <text:p text:style-name="P5"/>
      <text:p text:style-name="P5">&lt;?xml version="1.0" encoding="utf-8"?&gt;</text:p>
      <text:p text:style-name="P5">&lt;androidx.constraintlayout.widget.ConstraintLayout</text:p>
      <text:p text:style-name="P5"><text:s text:c="4"/>xmlns:android="http://schemas.android.com/apk/res/android"</text:p>
      <text:p text:style-name="P5"><text:s text:c="4"/>xmlns:app="http://schemas.android.com/apk/res-auto"</text:p>
      <text:p text:style-name="P5"><text:s text:c="4"/>xmlns:tools="http://schemas.android.com/tools"</text:p>
      <text:p text:style-name="P5"><text:s text:c="4"/>android:layout_width="match_parent"</text:p>
      <text:p text:style-name="P5"><text:s text:c="4"/>android:layout_height="match_parent"</text:p>
      <text:p text:style-name="P5"><text:s text:c="4"/>tools:context=".MainActivity"</text:p>
      <text:p text:style-name="P5"><text:s text:c="4"/>tools:visibility="visible"&gt;</text:p>
      <text:p text:style-name="P5"/>
      <text:p text:style-name="P5"><text:s text:c="4"/>&lt;ImageView</text:p>
      <text:p text:style-name="P5"><text:s text:c="8"/>android:id="@+id/imageView"</text:p>
      <text:p text:style-name="P5"><text:s text:c="8"/>android:layout_width="415dp"</text:p>
      <text:p text:style-name="P5"><text:s text:c="8"/>android:layout_height="575dp"</text:p>
      <text:p text:style-name="P5"><text:s text:c="8"/>android:text="Open Camera"</text:p>
      <text:p text:style-name="P5"><text:s text:c="8"/>tools:ignore="MissingConstraints" /&gt;</text:p>
      <text:p text:style-name="P5"/>
      <text:p text:style-name="P5"><text:s text:c="4"/>&lt;Button</text:p>
      <text:p text:style-name="P5"><text:s text:c="8"/>android:id="@+id/btn"</text:p>
      <text:p text:style-name="P5"><text:s text:c="8"/>android:layout_width="wrap_content"</text:p>
      <text:p text:style-name="P5"><text:s text:c="8"/>android:layout_height="wrap_content"</text:p>
      <text:p text:style-name="P5"><text:s text:c="8"/>android:text="Open Camera"</text:p>
      <text:p text:style-name="P5"><text:s text:c="8"/>tools:layout_editor_absoluteX="134dp"</text:p>
      <text:p text:style-name="P5"><text:s text:c="8"/>tools:layout_editor_absoluteY="634dp"</text:p>
      <text:p text:style-name="P5"><text:s text:c="8"/>tools:ignore="MissingConstraints" /&gt;</text:p>
      <text:p text:style-name="P5"/>
      <text:p text:style-name="P5">&lt;/androidx.constraintlayout.widget.ConstraintLayout&gt;</text:p>
      <text:p text:style-name="P5"/>
      <text:p text:style-name="P4">MainActivity.java</text:p>
      <text:p text:style-name="P6"/>
      <text:p text:style-name="P6">package com.example.mobiledev1;</text:p>
      <text:p text:style-name="P6"/>
      <text:p text:style-name="P6">import androidx.annotation.NonNull;</text:p>
      <text:p text:style-name="P6">import androidx.annotation.Nullable;</text:p>
      <text:p text:style-name="P6">import androidx.appcompat.app.AppCompatActivity;</text:p>
      <text:p text:style-name="P6"/>
      <text:p text:style-name="P6">import android.content.Intent;</text:p>
      <text:p text:style-name="P6">import android.graphics.Bitmap;</text:p>
      <text:p text:style-name="P6">import android.os.Bundle;</text:p>
      <text:p text:style-name="P6">import android.provider.MediaStore;</text:p>
      <text:p text:style-name="P6">import android.util.Log;</text:p>
      <text:p text:style-name="P6">import android.view.ContextMenu;</text:p>
      <text:p text:style-name="P6">import android.view.MenuItem;</text:p>
      <text:p text:style-name="P6"><text:soft-page-break/>import android.view.View;</text:p>
      <text:p text:style-name="P6">import android.widget.Button;</text:p>
      <text:p text:style-name="P6">import android.widget.ImageView;</text:p>
      <text:p text:style-name="P6">import android.widget.Toast;</text:p>
      <text:p text:style-name="P6"/>
      <text:p text:style-name="P6">public class MainActivity extends AppCompatActivity {</text:p>
      <text:p text:style-name="P6"><text:s text:c="4"/>private final int CAMERA_REQ_CODE=100;</text:p>
      <text:p text:style-name="P6"><text:s text:c="4"/>ImageView imgView;</text:p>
      <text:p text:style-name="P6"><text:s text:c="4"/>@Override</text:p>
      <text:p text:style-name="P6"><text:s text:c="4"/>protected void onCreate(Bundle savedInstanceState) {</text:p>
      <text:p text:style-name="P6"><text:s text:c="8"/>super.onCreate(savedInstanceState);</text:p>
      <text:p text:style-name="P6"><text:s text:c="8"/>setContentView(R.layout.activity_main);</text:p>
      <text:p text:style-name="P6"/>
      <text:p text:style-name="P6"><text:s text:c="8"/>imgView=findViewById(R.id.imageView);</text:p>
      <text:p text:style-name="P6"><text:s text:c="8"/>Button btn=findViewById(R.id.btn);</text:p>
      <text:p text:style-name="P6"/>
      <text:p text:style-name="P6"><text:s text:c="8"/>btn.setOnClickListener(new View.OnClickListener(){</text:p>
      <text:p text:style-name="P6"/>
      <text:p text:style-name="P6"><text:s text:c="12"/>@Override</text:p>
      <text:p text:style-name="P6"><text:s text:c="12"/>public void onClick(View view) {</text:p>
      <text:p text:style-name="P6"><text:s text:c="16"/>Intent iCamera= new Intent(MediaStore.ACTION_IMAGE_CAPTURE);</text:p>
      <text:p text:style-name="P6"><text:s text:c="16"/>startActivityForResult(iCamera,CAMERA_REQ_CODE);</text:p>
      <text:p text:style-name="P6"><text:s text:c="12"/>}</text:p>
      <text:p text:style-name="P6"><text:s text:c="8"/>});</text:p>
      <text:p text:style-name="P6"><text:s text:c="4"/>}</text:p>
      <text:p text:style-name="P6"/>
      <text:p text:style-name="P6"><text:s text:c="4"/>@Override</text:p>
      <text:p text:style-name="P6"><text:s text:c="4"/>protected void onActivityResult(int requestCode, int resultCode, @Nullable Intent data) {</text:p>
      <text:p text:style-name="P6"/>
      <text:p text:style-name="P6"><text:s text:c="8"/>super.onActivityResult(requestCode, resultCode, data);</text:p>
      <text:p text:style-name="P6"/>
      <text:p text:style-name="P6"><text:s text:c="8"/>if(resultCode ==RESULT_OK){</text:p>
      <text:p text:style-name="P6"><text:s text:c="12"/>if(requestCode == CAMERA_REQ_CODE){</text:p>
      <text:p text:style-name="P6"><text:s text:c="16"/>Bitmap img= (Bitmap)(data.getExtras().get("data"));</text:p>
      <text:p text:style-name="P6"><text:s text:c="16"/>imgView.setImageBitmap(img);</text:p>
      <text:p text:style-name="P6"><text:s text:c="12"/>}</text:p>
      <text:p text:style-name="P6"/>
      <text:p text:style-name="P6"><text:s text:c="8"/>}</text:p>
      <text:p text:style-name="P6"><text:s text:c="4"/>}</text:p>
      <text:p text:style-name="P6"/>
      <text:p text:style-name="P6"/>
      <text:p text:style-name="P6">}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0:31:09.597709828</meta:creation-date>
    <dc:date>2022-05-29T16:54:57.139068470</dc:date>
    <meta:editing-duration>PT17M35S</meta:editing-duration>
    <meta:editing-cycles>1</meta:editing-cycles>
    <meta:document-statistic meta:table-count="0" meta:image-count="0" meta:object-count="0" meta:page-count="5" meta:paragraph-count="197" meta:word-count="355" meta:character-count="6772" meta:non-whitespace-character-count="5718"/>
    <meta:generator>LibreOffice/6.4.7.2$Linux_X86_64 LibreOffice_project/40$Build-2</meta:generator>
  </office:meta>
</office:document-meta>
</file>